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a692"/>
    </style:style>
    <style:style style:name="T3" style:family="text">
      <style:text-properties officeooo:rsid="002f5625"/>
    </style:style>
    <style:style style:name="T4" style:family="text">
      <style:text-properties officeooo:rsid="00323056"/>
    </style:style>
    <style:style style:name="T5" style:family="text">
      <style:text-properties officeooo:rsid="003b9fa4"/>
    </style:style>
    <style:style style:name="T6" style:family="text">
      <style:text-properties officeooo:rsid="003ed7db"/>
    </style:style>
    <style:style style:name="T7" style:family="text">
      <style:text-properties officeooo:rsid="0048bca6"/>
    </style:style>
    <style:style style:name="T8" style:family="text">
      <style:text-properties officeooo:rsid="004e9354"/>
    </style:style>
    <style:style style:name="T9" style:family="text">
      <style:text-properties officeooo:rsid="004f9b43"/>
    </style:style>
    <style:style style:name="T10" style:family="text">
      <style:text-properties officeooo:rsid="0051f7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ler</text:p>
      <text:p text:style-name="Standard"/>
      <text:p text:style-name="Standard"/>
      <text:p text:style-name="Standard"><text:s text:c="4"/><text:tab/>=&gt;A controller is a PHP function you create that reads information from the Request object <text:tab/>and creates and returns a Response object.</text:p>
      <text:p text:style-name="Standard"><text:s text:c="4"/><text:tab/>=&gt;The response could be an HTML page, JSON, XML, a file download, a redirect, a 404 <text:tab/>error or anything else</text:p>
      <text:p text:style-name="Standard"><text:s text:c="4"/><text:tab/>=&gt;your application needs to render the content of a page.</text:p>
      <text:p text:style-name="Standard"/>
      <text:p text:style-name="Standard"/>
      <text:p text:style-name="Standard"><text:s text:c="4"/><text:span text:style-name="T1">1) A Basic Controller</text:span></text:p>
      <text:p text:style-name="P1"/>
      <text:p text:style-name="Standard"><text:s text:c="12"/>=&gt;While a controller can be any PHP callable (function, method on an object, or a Closure), <text:tab/>a controller is usually a method inside a controller class:</text:p>
      <text:p text:style-name="Standard"/>
      <text:p text:style-name="Standard"><text:s text:c="12"/><text:span text:style-name="T1">Example</text:span></text:p>
      <text:p text:style-name="Standard"/>
      <text:p text:style-name="Standard"><text:s text:c="12"/>&lt;?php</text:p>
      <text:p text:style-name="Standard"><text:s text:c="12"/>// src/Controller/ArticleController.php</text:p>
      <text:p text:style-name="Standard"><text:s text:c="12"/>namespace App\Controller;</text:p>
      <text:p text:style-name="Standard"/>
      <text:p text:style-name="Standard"><text:s text:c="12"/>use Symfony\Bundle\FrameworkBundle\Controller\AbstractController;</text:p>
      <text:p text:style-name="Standard"><text:s text:c="12"/>use Symfony\Component\Routing\Annotation\Route;</text:p>
      <text:p text:style-name="Standard"><text:s text:c="12"/>use Symfony\Component\HttpFoundation\Response;</text:p>
      <text:p text:style-name="Standard"><text:s text:c="12"/>// ...</text:p>
      <text:p text:style-name="Standard"><text:s text:c="12"/>class ArticleController extends AbstractController</text:p>
      <text:p text:style-name="Standard"><text:s text:c="12"/>{</text:p>
      <text:p text:style-name="Standard"><text:s text:c="16"/>//special attributes with the same nam</text:p>
      <text:p text:style-name="Standard"><text:s text:c="16"/>#[Route(</text:p>
      <text:p text:style-name="Standard"><text:s text:c="20"/>path: '/articles/{_locale}/search.{_format}',</text:p>
      <text:p text:style-name="Standard"><text:s text:c="20"/>locale: 'en',</text:p>
      <text:p text:style-name="Standard"><text:s text:c="20"/>format: 'html',</text:p>
      <text:p text:style-name="Standard"><text:s text:c="20"/>requirements: [</text:p>
      <text:p text:style-name="Standard"><text:s text:c="20"/>'_locale' =&gt; 'en|fr',</text:p>
      <text:p text:style-name="Standard"><text:s text:c="20"/>'_format' =&gt; 'html|xml',</text:p>
      <text:p text:style-name="Standard"><text:s text:c="20"/>],</text:p>
      <text:p text:style-name="Standard"><text:s text:c="20"/>)]</text:p>
      <text:p text:style-name="Standard"><text:s text:c="16"/>public function search(): Response</text:p>
      <text:p text:style-name="Standard"><text:s text:c="16"/>{</text:p>
      <text:p text:style-name="Standard"><text:s text:c="20"/>$msg="special paramters example";</text:p>
      <text:p text:style-name="Standard"><text:s text:c="20"/>dd($msg);</text:p>
      <text:p text:style-name="Standard"><text:s text:c="16"/>}</text:p>
      <text:p text:style-name="Standard"><text:s text:c="16"/>#[Route('/lucky/number/{max}', name: 'app_lucky_number')]</text:p>
      <text:p text:style-name="Standard"><text:s text:c="16"/>public function number(int $max): Response</text:p>
      <text:p text:style-name="Standard"><text:s text:c="16"/>{</text:p>
      <text:p text:style-name="Standard"><text:s text:c="20"/>$number = random_int(0, $max);</text:p>
      <text:p text:style-name="Standard"/>
      <text:p text:style-name="Standard"><text:s text:c="20"/>return new Response(</text:p>
      <text:p text:style-name="Standard"><text:s text:c="24"/>'&lt;html&gt;&lt;body&gt;Lucky number: '.$number.'&lt;/body&gt;&lt;/html&gt;'</text:p>
      <text:p text:style-name="Standard"><text:s text:c="20"/>);</text:p>
      <text:p text:style-name="Standard"><text:s text:c="16"/>}</text:p>
      <text:p text:style-name="Standard"><text:s text:c="12"/>}</text:p>
      <text:p text:style-name="Standard"><text:soft-page-break/></text:p>
      <text:p text:style-name="Standard"><text:s text:c="12"/>=&gt;Symfony takes advantage of PHP's namespace functionality to namespace the entire <text:tab/>controller class.</text:p>
      <text:p text:style-name="Standard"><text:s text:c="12"/>=&gt;Symfony again takes advantage of PHP's namespace functionality: the use keyword</text:p>
      <text:p text:style-name="Standard"><text:s text:c="12"/>=&gt;imports the Response class, which the controller must return</text:p>
      <text:p text:style-name="Standard"><text:s text:c="12"/>=&gt;The class can technically be called anything, but it's suffixed with Controller by <text:tab/>convention.</text:p>
      <text:p text:style-name="Standard"><text:s text:c="12"/>=&gt; The action method is allowed to have a $max argument thanks to the {max} wildcard in <text:tab/>the route. and second method call search print string</text:p>
      <text:p text:style-name="Standard"><text:s text:c="12"/>=&gt;The controller creates and returns a Response object.</text:p>
      <text:p text:style-name="Standard"/>
      <text:p text:style-name="Standard"/>
      <text:p text:style-name="Standard"><text:s text:c="12"/>=&gt;Mapping a URL to a Controller</text:p>
      <text:p text:style-name="Standard"/>
      <text:p text:style-name="Standard"/>
      <text:p text:style-name="Standard"><text:s text:c="15"/><text:span text:style-name="T1"><text:s/>https://127.0.0.1:8000/articles/en/search.html</text:span></text:p>
      <text:p text:style-name="Standard"><text:s text:c="24"/>search()</text:p>
      <text:p text:style-name="Standard"/>
      <text:p text:style-name="Standard"><text:s text:c="16"/>h<text:span text:style-name="T1">ttps://127.0.0.1:8000/lucky/number/1</text:span></text:p>
      <text:p text:style-name="Standard"/>
      <text:p text:style-name="Standard"><text:s text:c="24"/>number()</text:p>
      <text:p text:style-name="Standard"/>
      <text:p text:style-name="Standard"/>
      <text:p text:style-name="Standard"><text:s text:c="8"/>2) <text:span text:style-name="T1">The Base Controller Class &amp; Services</text:span></text:p>
      <text:p text:style-name="Standard"/>
      <text:p text:style-name="Standard"><text:s text:c="12"/>=&gt;To aid development, Symfony comes with an optional base controller class called <text:tab/>AbstractController. It can be extended to gain access to helper methods.</text:p>
      <text:p text:style-name="Standard"/>
      <text:p text:style-name="Standard"><text:s text:c="12"/>=&gt;Add the use statement atop your controller class and then modify ArticleController to <text:tab/>extend it:</text:p>
      <text:p text:style-name="Standard"/>
      <text:p text:style-name="Standard"><text:s text:c="12"/><text:span text:style-name="T1"><text:s/>use Symfony\Bundle\FrameworkBundle\Controller\AbstractController;</text:span></text:p>
      <text:p text:style-name="P1"/>
      <text:p text:style-name="P1"><text:s text:c="12"/>class ArticleController extends AbstractController</text:p>
      <text:p text:style-name="P1"><text:s text:c="12"/>{</text:p>
      <text:p text:style-name="P1"><text:s text:c="12"/>//</text:p>
      <text:p text:style-name="P1"><text:s text:c="12"/>}</text:p>
      <text:p text:style-name="Standard"/>
      <text:p text:style-name="Standard"><text:s text:c="12"/>=&gt;That's it! You now have access to methods like $this-&gt;render()</text:p>
      <text:p text:style-name="Standard"><text:s text:c="12"/>=&gt;return $this-&gt;render('lucky/number.html.twig', ['number' =&gt; $number]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8"/>3) <text:span text:style-name="T1">Generating URLs</text:span></text:p>
      <text:p text:style-name="Standard"/>
      <text:p text:style-name="Standard"><text:s text:c="12"/>=&gt;The generateUrl() method is just a helper method that generates the URL for a given <text:tab/>route: generateUrl method of <text:s/>AbstractController class</text:p>
      <text:p text:style-name="Standard"/>
      <text:p text:style-name="Standard"><text:s text:c="12"/>=&gt;Example</text:p>
      <text:p text:style-name="Standard"/>
      <text:p text:style-name="Standard"><text:s text:c="15"/><text:span text:style-name="T1"><text:s/>https://127.0.0.1:8000/generate_url</text:span></text:p>
      <text:p text:style-name="Standard"/>
      <text:p text:style-name="Standard"><text:s text:c="18"/>#[Route('/generate_url', name: 'generate_url_list')]</text:p>
      <text:p text:style-name="Standard"><text:s text:c="18"/>public function generate_Url(): Response</text:p>
      <text:p text:style-name="Standard"><text:s text:c="20"/>{</text:p>
      <text:p text:style-name="Standard"><text:s text:c="24"/>// generate a URL with no route arguments</text:p>
      <text:p text:style-name="Standard"><text:s text:c="24"/>$signUpPage = $this-&gt;generateUrl('blog_list');</text:p>
      <text:p text:style-name="Standard"/>
      <text:p text:style-name="Standard"><text:s text:c="24"/>// generate a URL with route arguments</text:p>
      <text:p text:style-name="Standard"><text:s text:c="24"/>$userProfilePage = $this-&gt;generateUrl('blog_request_list_view', [</text:p>
      <text:p text:style-name="Standard"><text:s text:c="28"/>'id' =&gt; 1,</text:p>
      <text:p text:style-name="Standard"><text:s text:c="24"/>]);</text:p>
      <text:p text:style-name="Standard"/>
      <text:p text:style-name="Standard"><text:s text:c="24"/>// generated URLs are "absolute paths" by default. Pass a third optional</text:p>
      <text:p text:style-name="Standard"><text:s text:c="24"/>// argument to generate different URLs (e.g. an "absolute URL")</text:p>
      <text:p text:style-name="Standard"><text:s text:c="28"/>// use this on top of call in controller use Symfony\Component\Routing\Generator\<text:tab/><text:tab/>UrlGeneratorInterface;</text:p>
      <text:p text:style-name="Standard"/>
      <text:p text:style-name="Standard"><text:s text:c="24"/>$signUpPage_ab = $this-&gt;generateUrl('blog_list', [], <text:tab/><text:tab/><text:tab/><text:tab/><text:tab/><text:tab/>UrlGeneratorInterface::ABSOLUTE_URL);</text:p>
      <text:p text:style-name="Standard"/>
      <text:p text:style-name="Standard"><text:s text:c="24"/>// when a route is localized, Symfony uses by default the current request locale</text:p>
      <text:p text:style-name="Standard"><text:s text:c="24"/>// pass a different '_locale' value if you want to set the locale explicitly</text:p>
      <text:p text:style-name="Standard"/>
      <text:p text:style-name="Standard"><text:s text:c="24"/>$signUpPageInDutch = $this-&gt;generateUrl('blog_list', ['_locale' =&gt; 'nl']);</text:p>
      <text:p text:style-name="Standard"/>
      <text:p text:style-name="Standard"><text:s text:c="24"/>$query_string=$this-&gt;generateUrl('blog_list', ['page' =&gt; 2, 'category' =&gt; 'Symfony']);</text:p>
      <text:p text:style-name="Standard"><text:s text:c="28"/>// the 'blog' route only defines the 'page' parameter; the generated URL is:</text:p>
      <text:p text:style-name="Standard"><text:s text:c="28"/>// /blog/2?category=Symfony</text:p>
      <text:p text:style-name="Standard"/>
      <text:p text:style-name="Standard"/>
      <text:p text:style-name="Standard"><text:s text:c="24"/>dd( $signUpPage,$userProfilePage,$signUpPage_ab,$signUpPageInDutch,<text:tab/><text:tab/><text:tab/>$query_string);</text:p>
      <text:p text:style-name="Standard"><text:s text:c="24"/>// ...</text:p>
      <text:p text:style-name="Standard"><text:s text:c="20"/>}</text:p>
      <text:p text:style-name="Standard"/>
      <text:p text:style-name="Standard"><text:s text:c="16"/>$url = $this-&gt;generateUrl('app_lucky_number', ['max' =&gt; 10]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8"/>4) <text:span text:style-name="T1">Redirecting</text:span></text:p>
      <text:p text:style-name="Standard"/>
      <text:p text:style-name="Standard"><text:s text:c="12"/>=&gt;If you want to redirect the user to another page, use the <text:span text:style-name="T1">redirectToRoute</text:span>() and <text:span text:style-name="T1">redirect</text:span>() <text:tab/>methods:</text:p>
      <text:p text:style-name="Standard"><text:s text:c="12"/>=&gt;<text:span text:style-name="T1">redirectToRoute</text:span> is a shortcut for: return new RedirectResponse($this-<text:tab/><text:tab/>&gt;generateUrl('homepage'));</text:p>
      <text:p text:style-name="Standard"/>
      <text:p text:style-name="Standard"><text:s text:c="12"/><text:span text:style-name="T1">Example</text:span></text:p>
      <text:p text:style-name="Standard"/>
      <text:p text:style-name="Standard"><text:s text:c="8"/>&lt;?php</text:p>
      <text:p text:style-name="Standard"><text:s text:c="8"/>// src/Controller/ArticleController.php</text:p>
      <text:p text:style-name="Standard"><text:s text:c="8"/>namespace App\Controller;</text:p>
      <text:p text:style-name="Standard"/>
      <text:p text:style-name="Standard"><text:s text:c="8"/>use Symfony\Bundle\FrameworkBundle\Controller\AbstractController;</text:p>
      <text:p text:style-name="Standard"><text:s text:c="8"/>use Symfony\Component\Routing\Annotation\Route;</text:p>
      <text:p text:style-name="Standard"><text:s text:c="8"/>use Symfony\Component\HttpFoundation\RedirectResponse;</text:p>
      <text:p text:style-name="Standard"><text:s text:c="8"/>use Symfony\Component\HttpFoundation\Response;</text:p>
      <text:p text:style-name="Standard"><text:s text:c="8"/>use Symfony\Component\HttpFoundation\Request;</text:p>
      <text:p text:style-name="Standard"><text:s text:c="8"/>// ...</text:p>
      <text:p text:style-name="Standard"><text:s text:c="8"/>class RedirectUserController extends AbstractController</text:p>
      <text:p text:style-name="Standard"><text:s text:c="8"/>{</text:p>
      <text:p text:style-name="Standard"><text:s text:c="12"/>//special attributes with the same nam</text:p>
      <text:p text:style-name="Standard"><text:s text:c="12"/>#[Route(</text:p>
      <text:p text:style-name="Standard"><text:s text:c="16"/>path: '/user/{_locale}/search.{_format}',</text:p>
      <text:p text:style-name="Standard"><text:s text:c="16"/>locale: 'en',</text:p>
      <text:p text:style-name="Standard"><text:s text:c="16"/>format: 'html',</text:p>
      <text:p text:style-name="Standard"><text:s text:c="16"/>requirements: [</text:p>
      <text:p text:style-name="Standard"><text:s text:c="16"/>'_locale' =&gt; 'en|fr',</text:p>
      <text:p text:style-name="Standard"><text:s text:c="16"/>'_format' =&gt; 'html|xml',</text:p>
      <text:p text:style-name="Standard"><text:s text:c="16"/>],</text:p>
      <text:p text:style-name="Standard"><text:s text:c="16"/>)]</text:p>
      <text:p text:style-name="Standard"><text:s text:c="12"/>public function search(): Response</text:p>
      <text:p text:style-name="Standard"><text:s text:c="12"/>{</text:p>
      <text:p text:style-name="Standard"><text:s text:c="16"/>$msg="special paramters example";</text:p>
      <text:p text:style-name="Standard"><text:s text:c="16"/>dd($msg);</text:p>
      <text:p text:style-name="Standard"><text:s text:c="12"/>}</text:p>
      <text:p text:style-name="Standard"><text:s text:c="12"/>#[Route('/redirect_url', name: 'redirect_url_list')]</text:p>
      <text:p text:style-name="Standard"><text:s text:c="12"/>public function index(): RedirectResponse</text:p>
      <text:p text:style-name="Standard"><text:s text:c="12"/>{</text:p>
      <text:p text:style-name="Standard"><text:s text:c="16"/>// redirects to the "homepage" route</text:p>
      <text:p text:style-name="Standard"><text:s text:c="16"/><text:span text:style-name="T1">return $this-&gt;redirectToRoute('homepage');</text:span></text:p>
      <text:p text:style-name="Standard"><text:s text:c="12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2"/>#[Route('/redirect_url/permanent', name: 'redirect_url_permanent')]</text:p>
      <text:p text:style-name="Standard"><text:s text:c="12"/>public function redirect_permanent(): RedirectResponse</text:p>
      <text:p text:style-name="Standard"><text:s text:c="12"/>{</text:p>
      <text:p text:style-name="Standard"><text:s text:c="16"/>// redirectToRoute is a shortcut for:</text:p>
      <text:p text:style-name="Standard"><text:s text:c="16"/>// return new RedirectResponse($this-&gt;generateUrl('homepage'));</text:p>
      <text:p text:style-name="Standard"/>
      <text:p text:style-name="Standard"><text:s text:c="16"/>// does a permanent HTTP 301 redirect</text:p>
      <text:p text:style-name="Standard"><text:s text:c="16"/><text:span text:style-name="T1">return $this-&gt;redirectToRoute('homepage', [], 301);</text:span></text:p>
      <text:p text:style-name="Standard"><text:s text:c="12"/>}</text:p>
      <text:p text:style-name="Standard"/>
      <text:p text:style-name="Standard"><text:s text:c="12"/>#[Route('/redirect_url/constants', name: 'redirect_url_constants')]</text:p>
      <text:p text:style-name="Standard"><text:s text:c="12"/>public function redirect_constants(): RedirectResponse</text:p>
      <text:p text:style-name="Standard"><text:s text:c="12"/>{</text:p>
      <text:p text:style-name="Standard"><text:s text:c="16"/>// if you prefer, you can use PHP constants instead of hardcoded numbers</text:p>
      <text:p text:style-name="Standard"><text:s text:c="13"/><text:span text:style-name="T1"><text:s text:c="3"/>return $this-&gt;redirectToRoute('homepage', [], <text:tab/><text:tab/><text:tab/>Response::HTTP_MOVED_PERMANENTLY);</text:span></text:p>
      <text:p text:style-name="Standard"><text:s text:c="12"/>}</text:p>
      <text:p text:style-name="Standard"/>
      <text:p text:style-name="Standard"><text:s text:c="12"/>#[Route('/redirect_url/parameters', name: 'redirect_url_parameters')]</text:p>
      <text:p text:style-name="Standard"><text:s text:c="12"/>public function parameters(): RedirectResponse</text:p>
      <text:p text:style-name="Standard"><text:s text:c="12"/>{</text:p>
      <text:p text:style-name="Standard"><text:s text:c="16"/>// redirect to a route with parameters</text:p>
      <text:p text:style-name="Standard"><text:s text:c="16"/><text:span text:style-name="T1">$url_gern=$this-&gt;generateUrl('app_lucky_number', ['max' =&gt; 10]);</text:span></text:p>
      <text:p text:style-name="P1"><text:s text:c="16"/>return $this-&gt;redirectToRoute('app_lucky_number', ['max' =&gt; 10]);</text:p>
      <text:p text:style-name="Standard"><text:s text:c="12"/>}</text:p>
      <text:p text:style-name="Standard"/>
      <text:p text:style-name="Standard"><text:s text:c="12"/>#[Route('/redirect_url/query', name: 'redirect_url_querystring')]</text:p>
      <text:p text:style-name="Standard"><text:s text:c="12"/>public function querystring(Request $request): RedirectResponse</text:p>
      <text:p text:style-name="Standard"><text:s text:c="12"/>{</text:p>
      <text:p text:style-name="Standard"/>
      <text:p text:style-name="Standard"><text:s text:c="16"/>// redirects to a route and maintains the original query string parameters</text:p>
      <text:p text:style-name="Standard"><text:s text:c="15"/><text:span text:style-name="T1"><text:s/>return $this-&gt;redirectToRoute('blog_show', $request-&gt;query-&gt;all());</text:span></text:p>
      <text:p text:style-name="Standard"><text:s text:c="12"/>}</text:p>
      <text:p text:style-name="Standard"/>
      <text:p text:style-name="Standard"><text:s text:c="12"/>#[Route('/redirect_url/currentroute', name: 'redirect_url_currentroute')]</text:p>
      <text:p text:style-name="Standard"><text:s text:c="12"/>public function currentroute(Request $request): RedirectResponse</text:p>
      <text:p text:style-name="Standard"><text:s text:c="12"/>{</text:p>
      <text:p text:style-name="Standard"><text:s text:c="16"/>// redirects to the current route (e.g. for Post/Redirect/Get pattern):</text:p>
      <text:p text:style-name="Standard"><text:s text:c="14"/><text:span text:style-name="T1"><text:s text:c="2"/>return $this-&gt;redirectToRoute($request-&gt;attributes-&gt;get('_route'));</text:span></text:p>
      <text:p text:style-name="Standard"/>
      <text:p text:style-name="Standard"><text:s text:c="12"/>}</text:p>
      <text:p text:style-name="Standard"/>
      <text:p text:style-name="Standard"><text:s text:c="12"/>#[Route('/redirect_url/externally', name: 'redirect_url_externally')]</text:p>
      <text:p text:style-name="Standard"><text:s text:c="12"/>public function externally(): RedirectResponse</text:p>
      <text:p text:style-name="Standard"><text:s text:c="12"/>{ <text:s text:c="3"/>// redirects externally</text:p>
      <text:p text:style-name="Standard"><text:s text:c="16"/><text:span text:style-name="T1">return $this-&gt;redirect('http://symfony.com/doc');</text:span></text:p>
      <text:p text:style-name="Standard"><text:s text:c="12"/>}</text:p>
      <text:p text:style-name="Standard"><text:s text:c="8"/>}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4"/>5)Rendering Templates</text:p>
      <text:p text:style-name="Standard"/>
      <text:p text:style-name="Standard"><text:s text:c="8"/>=&gt;If you're serving HTML, you'll want to render a template. The render() method renders a <text:tab/>template and puts that content into a Response object for you:</text:p>
      <text:p text:style-name="Standard"/>
      <text:p text:style-name="Standard"><text:s text:c="12"/>// renders templates/lucky/number.html.twig</text:p>
      <text:p text:style-name="Standard"><text:s text:c="11"/><text:span text:style-name="T1"><text:s/>return $this-&gt;render('lucky/number.html.twig', ['number' =&gt; $number]);</text:span></text:p>
      <text:p text:style-name="Standard"/>
      <text:p text:style-name="Standard"><text:s text:c="4"/>6)<text:span text:style-name="T1">Fetching Services</text:span></text:p>
      <text:p text:style-name="Standard"/>
      <text:p text:style-name="Standard"><text:s text:c="8"/>=&gt;Symfony comes packed with a lot of useful classes and functionalities, called services.</text:p>
      <text:p text:style-name="Standard"><text:s text:c="8"/>=&gt;These are used for rendering templates, sending emails, querying the database and any other <text:tab/>"work" you can think of.</text:p>
      <text:p text:style-name="Standard"><text:s text:c="8"/>=&gt;If you need a service in a controller, type-hint an argument with its class (or interface) <text:tab/>name. Symfony will automatically pass you the service you need:</text:p>
      <text:p text:style-name="Standard"/>
      <text:p text:style-name="Standard"><text:s text:c="4"/>example</text:p>
      <text:p text:style-name="Standard"><text:s text:c="8"/><text:span text:style-name="T1">use Psr\Log\LoggerInterface;</text:span></text:p>
      <text:p text:style-name="Standard"/>
      <text:p text:style-name="Standard"><text:s text:c="9"/>#[Route('/lucky/number_log/{max}')]</text:p>
      <text:p text:style-name="Standard"><text:s text:c="8"/>public function number_log(int $max, <text:span text:style-name="T1">LoggerInterface $logger</text:span>): Response</text:p>
      <text:p text:style-name="Standard"><text:s text:c="8"/>{</text:p>
      <text:p text:style-name="Standard"><text:s text:c="12"/>// ...</text:p>
      <text:p text:style-name="Standard"><text:s text:c="6"/><text:span text:style-name="T1"><text:s text:c="2"/>$logger-&gt;info('We are logging!');</text:span></text:p>
      <text:p text:style-name="Standard"><text:s text:c="12"/>dd($logger);</text:p>
      <text:p text:style-name="Standard"><text:s text:c="8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6"/>7) <text:span text:style-name="T1">Generating Controllers</text:span></text:p>
      <text:p text:style-name="Standard"/>
      <text:p text:style-name="Standard"><text:s text:c="7"/><text:tab/> =&gt;To save time, you can install Symfony Maker and tell Symfony to generate a new <text:tab/>controller class:</text:p>
      <text:p text:style-name="Standard"/>
      <text:p text:style-name="Standard"><text:s text:c="11"/><text:span text:style-name="T1"><text:s/>php bin/console make:controller BrandNewController</text:span></text:p>
      <text:p text:style-name="Standard"/>
      <text:p text:style-name="Standard"><text:s text:c="11"/><text:span text:style-name="T1"><text:s/>created: src/Controller/BrandNewController.php</text:span></text:p>
      <text:p text:style-name="P1"><text:s text:c="12"/>created: templates/brandnew/index.html.twig</text:p>
      <text:p text:style-name="Standard"/>
      <text:p text:style-name="Standard"/>
      <text:p text:style-name="Standard"><text:s text:c="9"/>=&gt;If you want to generate an entire CRUD from a Doctrine entity, use:</text:p>
      <text:p text:style-name="Standard"/>
      <text:p text:style-name="Standard"><text:s text:c="12"/><text:span text:style-name="T1">php bin/console make:crud Product</text:span></text:p>
      <text:p text:style-name="Standard"/>
      <text:p text:style-name="Standard"><text:s text:c="12"/>created: src/Controller/ProductController.php</text:p>
      <text:p text:style-name="Standard"><text:s text:c="12"/>created: src/Form/ProductType.php</text:p>
      <text:p text:style-name="Standard"><text:s text:c="12"/>created: templates/product/_delete_form.html.twig</text:p>
      <text:p text:style-name="Standard"><text:s text:c="12"/>created: templates/product/_form.html.twig</text:p>
      <text:p text:style-name="Standard"><text:s text:c="12"/>created: templates/product/edit.html.twig</text:p>
      <text:p text:style-name="Standard"><text:s text:c="12"/>created: templates/product/index.html.twig</text:p>
      <text:p text:style-name="Standard"><text:s text:c="12"/>created: templates/product/new.html.twig</text:p>
      <text:p text:style-name="Standard"><text:s text:c="12"/>created: templates/product/show.html.twig</text:p>
      <text:p text:style-name="Standard"/>
      <text:p text:style-name="Standard"><text:s text:c="9"/>8) <text:span text:style-name="T1">Managing Errors and 404 Pages</text:span></text:p>
      <text:p text:style-name="Standard"/>
      <text:p text:style-name="Standard"><text:s text:c="11"/><text:tab/><text:span text:style-name="T2">=&gt;</text:span> When things are not found, you should return a 404 response. To do this, throw a special <text:tab/><text:tab/>type of exception:</text:p>
      <text:p text:style-name="Standard"/>
      <text:p text:style-name="Standard"/>
      <text:p text:style-name="Standard"><text:s text:c="13"/><text:span text:style-name="T1"><text:s text:c="3"/>use Symfony\Component\HttpKernel\Exception\NotFoundHttpException;</text:span></text:p>
      <text:p text:style-name="Standard"/>
      <text:p text:style-name="Standard"><text:s text:c="16"/><text:span text:style-name="T1">if (!$product) {</text:span></text:p>
      <text:p text:style-name="P1"><text:s text:c="16"/>throw $this-&gt;createNotFoundException('The product does not exist');</text:p>
      <text:p text:style-name="P1"/>
      <text:p text:style-name="P1"><text:s text:c="16"/>// the above is just a shortcut for:</text:p>
      <text:p text:style-name="P1"><text:s text:c="16"/>// throw new NotFoundHttpException('The product does not exist');</text:p>
      <text:p text:style-name="P1"><text:s text:c="12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"/><text:span text:style-name="T1"><text:s text:c="3"/>9)How to Customize Error Pages</text:span></text:p>
      <text:p text:style-name="Standard"><text:span text:style-name="T1"/></text:p>
      <text:p text:style-name="Standard"><text:s text:c="8"/><text:tab/> <text:span text:style-name="T3">=&gt;</text:span> <text:s text:c="2"/>In Symfony applications, all errors are treated as exceptions, no matter if they are a 404 <text:tab/><text:tab/>Not Found error or a fatal error triggered by throwing some exception in your code.</text:p>
      <text:p text:style-name="Standard"/>
      <text:p text:style-name="Standard"><text:s text:c="12"/>=&gt;https://symfony.com/doc/current/controller/error_pages.html</text:p>
      <text:p text:style-name="Standard"/>
      <text:p text:style-name="Standard"><text:s text:c="12"/><text:span text:style-name="T3">=&gt;</text:span> Since these pages contain a lot of sensitive internal information, Symfony won't display <text:tab/>them in the production environment. Instead, it'll show a minimal and generic error page:</text:p>
      <text:p text:style-name="Standard"/>
      <text:p text:style-name="Standard"><text:s text:c="12"/>-If you only want to change the contents and styles of the error pages to match the rest of your application, override the default error templates;</text:p>
      <text:p text:style-name="Standard"><text:s text:c="12"/>-If you want to change the contents of non-HTML error output, create a new normalizer;</text:p>
      <text:p text:style-name="Standard"><text:s text:c="12"/>-If you also want to tweak the logic used by Symfony to generate error pages, override the default error controller;</text:p>
      <text:p text:style-name="Standard"><text:s text:c="12"/>-If you need total control of exception handling to run your own logic use the kernel.exception event.</text:p>
      <text:p text:style-name="Standard"/>
      <text:p text:style-name="Standard"/>
      <text:p text:style-name="Standard"><text:s text:c="12"/>=&gt;<text:span text:style-name="T1">Overriding the Default Error Templates</text:span></text:p>
      <text:p text:style-name="Standard"/>
      <text:p text:style-name="Standard"><text:s text:c="15"/><text:span text:style-name="T1"><text:s/>composer require symfony/twig-pack</text:span></text:p>
      <text:p text:style-name="Standard"/>
      <text:p text:style-name="Standard"><text:s text:c="16"/><text:span text:style-name="T4">=&gt;</text:span>When the error page loads, TwigErrorRenderer is used to render a Twig template to <text:tab/><text:tab/>show the user.</text:p>
      <text:p text:style-name="Standard"><text:s text:c="16"/>-Look for a template for the given status code (like error500.html.twig);</text:p>
      <text:p text:style-name="Standard"><text:s text:c="16"/>-If the previous template doesn't exist, discard the status code and look for a generic error <text:tab/><text:tab/>template (error.html.twig).</text:p>
      <text:p text:style-name="Standard"/>
      <text:p text:style-name="Standard"><text:s text:c="16"/><text:span text:style-name="T1">templates/</text:span></text:p>
      <text:p text:style-name="P1"><text:s text:c="20"/>└─ bundles/</text:p>
      <text:p text:style-name="P1"><text:s text:c="20"/>└─ TwigBundle/</text:p>
      <text:p text:style-name="P1"><text:s text:c="20"/>└─ Exception/</text:p>
      <text:p text:style-name="P1"><text:s text:c="24"/>├─ error404.html.twig</text:p>
      <text:p text:style-name="P1"><text:s text:c="24"/>├─ error403.html.twig</text:p>
      <text:p text:style-name="P1"><text:s text:c="24"/>└─ error.html.twig <text:s text:c="5"/># All other HTML errors (including 50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0"/>10)<text:span text:style-name="T1">The Request object as a Controller Argument</text:span></text:p>
      <text:p text:style-name="Standard"/>
      <text:p text:style-name="Standard"><text:s text:c="12"/>=&gt;What if you need to read query parameters, grab a request header or get access to an <text:tab/><text:tab/>uploaded file?</text:p>
      <text:p text:style-name="Standard"><text:s text:c="12"/>=&gt;That information is stored in Symfony's Request object.</text:p>
      <text:p text:style-name="Standard"><text:s text:c="12"/>=&gt;To access it in your controller, add it as an argument and type-hint it with the Request <text:tab/>class:</text:p>
      <text:p text:style-name="Standard"/>
      <text:p text:style-name="Standard"><text:s text:c="12"/><text:span text:style-name="T1">Example</text:span></text:p>
      <text:p text:style-name="Standard"/>
      <text:p text:style-name="Standard"><text:s text:c="12"/>use Symfony\Component\HttpFoundation\Request;</text:p>
      <text:p text:style-name="Standard"><text:s text:c="12"/>use Symfony\Component\HttpFoundation\Response;</text:p>
      <text:p text:style-name="Standard"/>
      <text:p text:style-name="Standard"><text:s text:c="16"/><text:span text:style-name="T1">public function index(Request $request): Response</text:span></text:p>
      <text:p text:style-name="P1"><text:s text:c="16"/>{</text:p>
      <text:p text:style-name="P1"><text:s text:c="20"/>$page = $request-&gt;query-&gt;get('page', 1);</text:p>
      <text:p text:style-name="P1"/>
      <text:p text:style-name="P1"><text:s text:c="20"/>// ...</text:p>
      <text:p text:style-name="P1"><text:s text:c="16"/>}</text:p>
      <text:p text:style-name="Standard"/>
      <text:p text:style-name="Standard"><text:s text:c="8"/>11)The Request and Response Object</text:p>
      <text:p text:style-name="Standard"/>
      <text:p text:style-name="Standard"><text:s text:c="16"/><text:span text:style-name="T1">$request-&gt;isXmlHttpRequest(); // is it an Ajax request?</text:span></text:p>
      <text:p text:style-name="Standard"/>
      <text:p text:style-name="Standard"><text:s text:c="16"/><text:span text:style-name="T1">$request-&gt;getPreferredLanguage(['en', 'fr']);</text:span></text:p>
      <text:p text:style-name="Standard"/>
      <text:p text:style-name="Standard"/>
      <text:p text:style-name="Standard"><text:s text:c="18"/>// retrieves GET and POST variables respectively</text:p>
      <text:p text:style-name="Standard"><text:s text:c="14"/><text:span text:style-name="T1"><text:s text:c="2"/>$request-&gt;query-&gt;get('page');</text:span></text:p>
      <text:p text:style-name="P1"><text:s text:c="16"/>$request-&gt;request-&gt;get('page');</text:p>
      <text:p text:style-name="Standard"/>
      <text:p text:style-name="Standard"><text:s text:c="17"/>// retrieves SERVER variables</text:p>
      <text:p text:style-name="Standard"><text:s text:c="15"/><text:span text:style-name="T1"><text:s/>$request-&gt;server-&gt;get('HTTP_HOST');</text:span></text:p>
      <text:p text:style-name="Standard"/>
      <text:p text:style-name="Standard"><text:s text:c="16"/>// retrieves an instance of UploadedFile identified by foo</text:p>
      <text:p text:style-name="Standard"><text:s text:c="14"/><text:span text:style-name="T1"><text:s text:c="2"/>$request-&gt;files-&gt;get('foo');</text:span></text:p>
      <text:p text:style-name="P1"/>
      <text:p text:style-name="Standard"><text:s text:c="16"/>// retrieves a COOKIE value</text:p>
      <text:p text:style-name="Standard"><text:s text:c="16"/><text:span text:style-name="T1">$request-&gt;cookies-&gt;get('PHPSESSID');</text:span></text:p>
      <text:p text:style-name="Standard"/>
      <text:p text:style-name="Standard"><text:s text:c="17"/>// retrieves an HTTP request header, with normalized, lowercase keys</text:p>
      <text:p text:style-name="Standard"><text:s text:c="16"/><text:span text:style-name="T1">$request-&gt;headers-&gt;get('host');</text:span></text:p>
      <text:p text:style-name="P1"><text:s text:c="16"/>$request-&gt;headers-&gt;get('content-type')</text:p>
      <text:p text:style-name="Standard"/>
      <text:p text:style-name="Standard"/>
      <text:p text:style-name="Standard"><text:s text:c="15"/>Like the Request, the Response object has a public headers property.</text:p>
      <text:p text:style-name="Standard"/>
      <text:p text:style-name="Standard"/>
      <text:p text:style-name="Standard"><text:s text:c="15"/>use Symfony\Component\HttpFoundation\Response;</text:p>
      <text:p text:style-name="Standard"/>
      <text:p text:style-name="Standard"><text:s text:c="12"/>// creates a simple Response with a 200 status code (the default)</text:p>
      <text:p text:style-name="Standard"><text:soft-page-break/><text:s text:c="12"/>$response = new Response('Hello '.$name, Response::HTTP_OK);</text:p>
      <text:p text:style-name="Standard"/>
      <text:p text:style-name="Standard"><text:s text:c="12"/>// creates a CSS-response with a 200 status code</text:p>
      <text:p text:style-name="Standard"><text:s text:c="12"/>$response = new Response('&lt;style&gt; ... &lt;/style&gt;');</text:p>
      <text:p text:style-name="Standard"><text:s text:c="12"/>$response-&gt;headers-&gt;set('Content-Type', 'text/css');</text:p>
      <text:p text:style-name="Standard"/>
      <text:p text:style-name="Standard"/>
      <text:p text:style-name="Standard"/>
      <text:p text:style-name="Standard"><text:s text:c="10"/>12)<text:span text:style-name="T1">Accessing Configuration Values</text:span></text:p>
      <text:p text:style-name="Standard"/>
      <text:p text:style-name="Standard"><text:s text:c="12"/>=&gt;To get the value of any configuration parameter from a controller, use the getParameter() <text:tab/>helper method:</text:p>
      <text:p text:style-name="Standard"/>
      <text:p text:style-name="Standard"/>
      <text:p text:style-name="Standard"><text:s text:c="12"/>$<text:span text:style-name="T1">contentsDir = $this-&gt;getParameter('kernel.project_dir').'/contents';</text:span></text:p>
      <text:p text:style-name="Standard"/>
      <text:p text:style-name="Standard"><text:s text:c="12"/>Example</text:p>
      <text:p text:style-name="Standard"/>
      <text:p text:style-name="Standard"><text:s text:c="13"/>#[Route('/access_conf/value', name: 'access_conf')]</text:p>
      <text:p text:style-name="Standard"><text:s text:c="12"/>public function accessConf(): RedirectResponse</text:p>
      <text:p text:style-name="Standard"><text:s text:c="12"/>{</text:p>
      <text:p text:style-name="Standard"><text:s text:c="16"/>$contentsDir = $this-&gt;getParameter('kernel.project_dir').'/contents';</text:p>
      <text:p text:style-name="Standard"><text:s text:c="16"/>$email = $this-&gt;getParameter('app.admin_email').'/contents';</text:p>
      <text:p text:style-name="Standard"><text:s text:c="16"/>dd($contentsDir,$email);</text:p>
      <text:p text:style-name="Standard"><text:s text:c="12"/>}</text:p>
      <text:p text:style-name="Standard"/>
      <text:p text:style-name="Standard"><text:s text:c="12"/>=&gt;configuration of value you need to set this value in service.yaml file in config folder</text:p>
      <text:p text:style-name="Standard"><text:s text:c="12"/>Example</text:p>
      <text:p text:style-name="Standard"><text:s text:c="16"/><text:span text:style-name="T1">config/service.yaml</text:span></text:p>
      <text:p text:style-name="P1"/>
      <text:p text:style-name="P1"><text:s text:c="16"/>parameters:</text:p>
      <text:p text:style-name="P1"><text:s text:c="20"/>router.request_context.scheme: 'https'</text:p>
      <text:p text:style-name="P1"><text:s text:c="20"/>asset.request_context.secure: true</text:p>
      <text:p text:style-name="P1"><text:s text:c="20"/>app.admin_email: 'something@example.com'</text:p>
      <text:p text:style-name="P1"><text:s text:c="20"/>url_pattern: 'https://symfony.com/?foo=%%s&amp;amp;bar=%%d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2"/>13) <text:span text:style-name="T1">Returning JSON Response</text:span></text:p>
      <text:p text:style-name="Standard"/>
      <text:p text:style-name="Standard"/>
      <text:p text:style-name="Standard"><text:s text:c="16"/><text:span text:style-name="T5">=&gt;</text:span> To return JSON from a controller, use the json() helper method. This returns a <text:tab/><text:tab/><text:tab/>JsonResponse object that encodes the data automatically:</text:p>
      <text:p text:style-name="Standard"/>
      <text:p text:style-name="Standard"><text:s text:c="14"/><text:span text:style-name="T1"><text:s text:c="2"/>public function index(): JsonResponse</text:span></text:p>
      <text:p text:style-name="Standard"/>
      <text:p text:style-name="Standard"><text:s text:c="16"/><text:span text:style-name="T1">Example</text:span></text:p>
      <text:p text:style-name="Standard"><text:s text:c="17"/>import</text:p>
      <text:p text:style-name="Standard"><text:s text:c="20"/>use Symfony\Component\HttpFoundation\JsonResponse;</text:p>
      <text:p text:style-name="Standard"/>
      <text:p text:style-name="Standard"><text:s text:c="17"/>#[Route('/json_response/value', name: 'json_response')]</text:p>
      <text:p text:style-name="Standard"><text:s text:c="20"/>public function responseJson(): JsonResponse</text:p>
      <text:p text:style-name="Standard"><text:s text:c="20"/>{</text:p>
      <text:p text:style-name="Standard"><text:s text:c="24"/>// returns '{"username":"jane.doe"}' and sets the proper Content-Type header</text:p>
      <text:p text:style-name="Standard"><text:s text:c="24"/>return $this-&gt;json(['username' =&gt; 'jane.doe']);</text:p>
      <text:p text:style-name="Standard"/>
      <text:p text:style-name="Standard"><text:s text:c="24"/>// the shortcut defines three optional arguments</text:p>
      <text:p text:style-name="Standard"><text:s text:c="24"/>// return $this-&gt;json($data, $status = 200, $headers = [], $context = []);</text:p>
      <text:p text:style-name="Standard"><text:s text:c="20"/>}</text:p>
      <text:p text:style-name="Standard"/>
      <text:p text:style-name="Standard"><text:s text:c="16"/>=&gt; use the <text:s/>use Symfony\Component\HttpFoundation\JsonResponse; top of file</text:p>
      <text:p text:style-name="Standard"><text:s text:c="16"/>=&gt; set <text:s/>JsonResponse beside the function</text:p>
      <text:p text:style-name="Standard"><text:s text:c="16"/>=&gt;simple return response</text:p>
      <text:p text:style-name="Standard"><text:s text:c="16"/>=&gt; it will be used to serialize the data to JSON. Otherwise, the json_encode function is <text:tab/><text:tab/>used.</text:p>
      <text:p text:style-name="Standard"><text:s text:c="16"/>\</text:p>
      <text:p text:style-name="Standard"/>
      <text:p text:style-name="Standard"><text:s text:c="12"/>14)<text:span text:style-name="T1">Streaming File Responses</text:span></text:p>
      <text:p text:style-name="Standard"/>
      <text:p text:style-name="Standard"><text:s text:c="16"/><text:span text:style-name="T6">=&gt;</text:span>You can use the file() helper to serve a file from inside a controller:</text:p>
      <text:p text:style-name="Standard"/>
      <text:p text:style-name="Standard"><text:s text:c="16"/><text:span text:style-name="T1">example</text:span></text:p>
      <text:p text:style-name="Standard"><text:s text:c="15"/><text:span text:style-name="T1"><text:s/>use Symfony\Component\HttpFoundation\BinaryFileResponse;</text:span></text:p>
      <text:p text:style-name="Standard"/>
      <text:p text:style-name="Standard"/>
      <text:p text:style-name="Standard"><text:s text:c="14"/><text:span text:style-name="T1"><text:s text:c="2"/>#[Route('/download/value', name: 'download')]</text:span></text:p>
      <text:p text:style-name="P1"><text:s text:c="20"/>public function download(): BinaryFileResponse</text:p>
      <text:p text:style-name="P1"><text:s text:c="20"/>{</text:p>
      <text:p text:style-name="P1"><text:s text:c="24"/>// send the file contents and force the browser to download it</text:p>
      <text:p text:style-name="P1"><text:s text:c="24"/>return $this-&gt;file('/path/to/some_file.pdf');</text:p>
      <text:p text:style-name="P1"><text:s text:c="20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 text:c="15"/><text:tab/> =&gt;The file() helper provides some arguments to configure its behavior:</text:p>
      <text:p text:style-name="Standard"/>
      <text:p text:style-name="Standard"><text:s text:c="20"/>// load the file from the filesystem</text:p>
      <text:p text:style-name="Standard"><text:s text:c="18"/><text:span text:style-name="T1"><text:s text:c="2"/>$file = new File('/home/vipula/Documents/DFD_new.odt');</text:span></text:p>
      <text:p text:style-name="Standard"><text:s text:c="20"/>// rename the downloaded file</text:p>
      <text:p text:style-name="Standard"><text:s text:c="18"/><text:span text:style-name="T1"><text:s text:c="2"/>return $this-&gt;file($file, 'custom_name.pdf');</text:span></text:p>
      <text:p text:style-name="Standard"/>
      <text:p text:style-name="Standard"><text:s text:c="21"/>// display the file contents in the browser instead of downloading it</text:p>
      <text:p text:style-name="Standard"><text:s text:c="15"/><text:span text:style-name="T1"><text:s text:c="5"/>return $this-&gt;file('invoice_3241.pdf', 'my_invoice.pdf', <text:tab/><text:tab/><text:tab/><text:tab/><text:tab/> <text:s text:c="6"/>ResponseHeaderBag::DISPOSITION_INLINE);</text:span></text:p>
      <text:p text:style-name="Standard"/>
      <text:p text:style-name="Standard"/>
      <text:p text:style-name="Standard"><text:s text:c="14"/>15) <text:span text:style-name="T1">Managing the Session</text:span></text:p>
      <text:p text:style-name="Standard"/>
      <text:p text:style-name="Standard"><text:s text:c="15"/><text:tab/> =&gt;You can store special messages, called "flash" messages, on the user's session</text:p>
      <text:p text:style-name="Standard"><text:s text:c="16"/><text:tab/>=&gt;By design, flash messages are meant to be used exactly once: they vanish from the <text:tab/><text:tab/>session automatically as soon as you retrieve them.</text:p>
      <text:p text:style-name="Standard"><text:s text:c="15"/><text:tab/> =&gt;This feature makes "flash" messages particularly great for storing user <text:tab/><text:tab/><text:tab/>notifications.</text:p>
      <text:p text:style-name="Standard"/>
      <text:p text:style-name="Standard"><text:s text:c="20"/><text:span text:style-name="T1">$this-&gt;addFlash(</text:span></text:p>
      <text:p text:style-name="P1"><text:s text:c="24"/>'notice',</text:p>
      <text:p text:style-name="P1"><text:s text:c="24"/>'Your changes were saved!'</text:p>
      <text:p text:style-name="P1"><text:s text:c="20"/>);</text:p>
      <text:p text:style-name="Standard"/>
      <text:p text:style-name="Standard"><text:s text:c="19"/><text:span text:style-name="T1"><text:s/>#[Route('/get_session', name: 'get_session')]</text:span></text:p>
      <text:p text:style-name="P1"><text:s text:c="20"/>public function session(Request $request): Response</text:p>
      <text:p text:style-name="P1"><text:s text:c="20"/>{</text:p>
      <text:p text:style-name="P1"><text:s text:c="24"/>$session = $request-&gt;getSession();</text:p>
      <text:p text:style-name="P1"><text:s text:c="24"/>dd($session);</text:p>
      <text:p text:style-name="P1"><text:s text:c="20"/>}</text:p>
      <text:p text:style-name="Standard"/>
      <text:p text:style-name="Standard"/>
      <text:p text:style-name="Standard"><text:s text:c="15"/><text:tab/> <text:s/>=&gt;The Symfony HttpFoundation component has a very powerful and flexible <text:tab/><text:tab/><text:tab/>session subsystem which is designed to provide session management that you can <text:tab/><text:tab/>use to store information about the user between requests through a clear object-<text:tab/><text:tab/><text:tab/>oriented interface using a variety of session storage drivers.</text:p>
      <text:p text:style-name="Standard"><text:s text:c="15"/><text:tab/> <text:s/>=&gt;Symfony sessions are designed to replace the usage of the $_SESSION super <text:tab/><text:tab/>global and native PHP functions related to manipulating the session like <text:tab/><text:tab/><text:tab/><text:tab/>session_start(), session_regenerate_id(), session_id(), session_name(), and <text:tab/><text:tab/><text:tab/>session_destroy(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7"/><text:span text:style-name="T1">You need to install the HttpFoundation component to handle sessions</text:span></text:p>
      <text:p text:style-name="Standard"/>
      <text:p text:style-name="Standard"><text:s text:c="18"/><text:span text:style-name="T1"><text:s text:c="2"/>composer require symfony/http-foundation</text:span></text:p>
      <text:p text:style-name="Standard"/>
      <text:p text:style-name="Standard"/>
      <text:p text:style-name="Standard"><text:s text:c="20"/>=&gt;The session is available through the Request object and the RequestStack service. <text:tab/><text:tab/>Symfony injects the request_stack service in services and controllers if you type-hint <text:tab/><text:tab/>an argument with RequestStack:</text:p>
      <text:p text:style-name="Standard"/>
      <text:p text:style-name="Standard"/>
      <text:p text:style-name="Standard"/>
      <text:p text:style-name="Standard"><text:s text:c="18"/>=&gt;<text:span text:style-name="T1">Session Attributes</text:span></text:p>
      <text:p text:style-name="Standard"/>
      <text:p text:style-name="Standard"><text:s text:c="20"/>-&gt;the $_SESSION super-global and all data remains completely compatible with <text:tab/><text:tab/><text:tab/>Symfony's session management.</text:p>
      <text:p text:style-name="Standard"><text:s text:c="20"/>-A session bag is a PHP object that acts like an array:</text:p>
      <text:p text:style-name="Standard"/>
      <text:p text:style-name="Standard"><text:s text:c="20"/>example</text:p>
      <text:p text:style-name="Standard"><text:s text:c="24"/>// stores an attribute for reuse during a later user request</text:p>
      <text:p text:style-name="Standard"><text:s text:c="23"/><text:span text:style-name="T1"><text:s/>$session-&gt;set('attribute-name', 'attribute-value');</text:span></text:p>
      <text:p text:style-name="Standard"/>
      <text:p text:style-name="Standard"><text:s text:c="14"/></text:p>
      <text:p text:style-name="Standard"><text:s text:c="20"/><text:span text:style-name="T1">Twig</text:span></text:p>
      <text:p text:style-name="Standard"/>
      <text:p text:style-name="Standard"><text:s text:c="24"/>{# templates/base.html.twig #}</text:p>
      <text:p text:style-name="Standard"/>
      <text:p text:style-name="Standard"><text:s text:c="24"/>{# read and display just one flash message type #}</text:p>
      <text:p text:style-name="Standard"><text:s text:c="24"/>{% for message in app.flashes('notice') %}</text:p>
      <text:p text:style-name="Standard"><text:s text:c="28"/>&lt;div class="flash-notice"&gt;</text:p>
      <text:p text:style-name="Standard"><text:s text:c="32"/>{{ message }}</text:p>
      <text:p text:style-name="Standard"><text:s text:c="28"/>&lt;/div&gt;</text:p>
      <text:p text:style-name="Standard"><text:s text:c="24"/>{% endfor %}</text:p>
      <text:p text:style-name="Standard"/>
      <text:p text:style-name="Standard"><text:s text:c="18"/>16)<text:span text:style-name="T1">Configuration</text:span></text:p>
      <text:p text:style-name="Standard"/>
      <text:p text:style-name="Standard"><text:s text:c="20"/>=&gt;In the Symfony framework, sessions are enabled by default. Session storage and <text:tab/><text:tab/>other configuration can be controlled under the framework.session configuration in <text:tab/><text:tab/>config/packages/framework.yaml:</text:p>
      <text:p text:style-name="Standard"/>
      <text:p text:style-name="Standard"><text:s text:c="20"/>-YAML</text:p>
      <text:p text:style-name="Standard"><text:s text:c="20"/>-XML</text:p>
      <text:p text:style-name="Standard"><text:s text:c="20"/>-PH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0"/><text:span text:style-name="T1">YAML</text:span></text:p>
      <text:p text:style-name="Standard"/>
      <text:p text:style-name="Standard"><text:s text:c="20"/># config/packages/framework.yaml</text:p>
      <text:p text:style-name="Standard"/>
      <text:p text:style-name="Standard"><text:s text:c="24"/># config/packages/framework.yaml</text:p>
      <text:p text:style-name="Standard"><text:s text:c="24"/>framework:</text:p>
      <text:p text:style-name="Standard"><text:s text:c="28"/># Enables session support. Note that the session will ONLY be started if you read <text:tab/><text:tab/>or write from it.</text:p>
      <text:p text:style-name="Standard"><text:s text:c="28"/># Remove or comment this section to explicitly disable session support.</text:p>
      <text:p text:style-name="Standard"><text:s text:c="28"/>session:</text:p>
      <text:p text:style-name="Standard"><text:s text:c="32"/># ID of the service used for session storage</text:p>
      <text:p text:style-name="Standard"><text:s text:c="32"/># NULL means that Symfony uses PHP default session mechanism</text:p>
      <text:p text:style-name="Standard"><text:s text:c="32"/>handler_id: null</text:p>
      <text:p text:style-name="Standard"><text:s text:c="32"/># improves the security of the cookies used for sessions</text:p>
      <text:p text:style-name="Standard"><text:s text:c="32"/>cookie_secure: auto</text:p>
      <text:p text:style-name="Standard"><text:s text:c="32"/>cookie_samesite: lax</text:p>
      <text:p text:style-name="Standard"><text:s text:c="32"/>storage_factory_id: session.storage.factory.native</text:p>
      <text:p text:style-name="Standard"/>
      <text:p text:style-name="Standard"><text:s text:c="20"/>-<text:span text:style-name="T1">XML</text:span></text:p>
      <text:p text:style-name="Standard"><text:s text:c="24"/>&lt;!-- config/packages/framework.xml --&gt;</text:p>
      <text:p text:style-name="Standard"><text:s text:c="24"/>&lt;?xml version="1.0" encoding="UTF-8" ?&gt;</text:p>
      <text:p text:style-name="Standard"><text:s text:c="24"/>&lt;container xmlns="http://symfony.com/schema/dic/services"</text:p>
      <text:p text:style-name="Standard"><text:s text:c="28"/>xmlns:xsi="http://www.w3.org/2001/XMLSchema-instance"</text:p>
      <text:p text:style-name="Standard"><text:s text:c="28"/>xmlns:framework="http://symfony.com/schema/dic/symfony"</text:p>
      <text:p text:style-name="Standard"><text:s text:c="28"/>xsi:schemaLocation="http://symfony.com/schema/dic/services</text:p>
      <text:p text:style-name="Standard"><text:s text:c="32"/>https://symfony.com/schema/dic/services/services-1.0.xsd</text:p>
      <text:p text:style-name="Standard"><text:s text:c="32"/>http://symfony.com/schema/dic/symfony <text:tab/><text:tab/><text:tab/><text:tab/>https://symfony.com/schema/dic/symfony/symfony-1.0.xsd"&gt;</text:p>
      <text:p text:style-name="Standard"/>
      <text:p text:style-name="Standard"><text:s text:c="28"/>&lt;framework:config&gt;</text:p>
      <text:p text:style-name="Standard"><text:s text:c="32"/>&lt;!--</text:p>
      <text:p text:style-name="Standard"><text:s text:c="36"/>Enables session support. Note that the session will ONLY be started if you <text:tab/><text:tab/>read or write from it.</text:p>
      <text:p text:style-name="Standard"><text:s text:c="36"/>Remove or comment this section to explicitly disable session support.</text:p>
      <text:p text:style-name="Standard"><text:s text:c="36"/>handler-id: ID of the service used for session storage</text:p>
      <text:p text:style-name="Standard"><text:s text:c="48"/>NULL means that Symfony uses PHP default session mechanism</text:p>
      <text:p text:style-name="Standard"><text:s text:c="36"/>cookie-secure and cookie-samesite: improves the security of the cookies used <text:tab/><text:tab/>for sessions</text:p>
      <text:p text:style-name="Standard"><text:s text:c="32"/>--&gt;</text:p>
      <text:p text:style-name="Standard"><text:s text:c="32"/>&lt;framework:session handler-id="null"</text:p>
      <text:p text:style-name="Standard"><text:s text:c="48"/>cookie-secure="auto"</text:p>
      <text:p text:style-name="Standard"><text:s text:c="48"/>cookie-samesite="lax"</text:p>
      <text:p text:style-name="Standard"><text:s text:c="48"/>storage_factory_id="session.storage.factory.native"/&gt;</text:p>
      <text:p text:style-name="Standard"><text:s text:c="28"/>&lt;/framework:config&gt;</text:p>
      <text:p text:style-name="Standard"><text:s text:c="24"/>&lt;/container&gt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0"/>-<text:span text:style-name="T1">PHP</text:span></text:p>
      <text:p text:style-name="Standard"/>
      <text:p text:style-name="Standard"><text:s text:c="24"/>// config/packages/framework.php</text:p>
      <text:p text:style-name="Standard"><text:s text:c="24"/>use Symfony\Component\HttpFoundation\Cookie;</text:p>
      <text:p text:style-name="Standard"><text:s text:c="24"/>use Symfony\Config\FrameworkConfig;</text:p>
      <text:p text:style-name="Standard"/>
      <text:p text:style-name="Standard"><text:s text:c="24"/>return static function (FrameworkConfig $framework) {</text:p>
      <text:p text:style-name="Standard"><text:s text:c="28"/>$framework-&gt;session()</text:p>
      <text:p text:style-name="Standard"><text:s text:c="32"/>// Enables session support. Note that the session will ONLY be started if you <text:tab/><text:tab/><text:tab/>read or write from it.</text:p>
      <text:p text:style-name="Standard"><text:s text:c="32"/>// Remove or comment this section to explicitly disable session support.</text:p>
      <text:p text:style-name="Standard"><text:s text:c="32"/>-&gt;enabled(true)</text:p>
      <text:p text:style-name="Standard"><text:s text:c="32"/>// ID of the service used for session storage</text:p>
      <text:p text:style-name="Standard"><text:s text:c="32"/>// NULL means that Symfony uses PHP default session mechanism</text:p>
      <text:p text:style-name="Standard"><text:s text:c="32"/>-&gt;handlerId(null)</text:p>
      <text:p text:style-name="Standard"><text:s text:c="32"/>// improves the security of the cookies used for sessions</text:p>
      <text:p text:style-name="Standard"><text:s text:c="32"/>-&gt;cookieSecure('auto')</text:p>
      <text:p text:style-name="Standard"><text:s text:c="32"/>-&gt;cookieSamesite(Cookie::SAMESITE_LAX)</text:p>
      <text:p text:style-name="Standard"><text:s text:c="32"/>-&gt;storageFactoryId('session.storage.factory.native')</text:p>
      <text:p text:style-name="Standard"><text:s text:c="28"/>;</text:p>
      <text:p text:style-name="Standard"><text:s text:c="24"/>};</text:p>
      <text:p text:style-name="Standard"/>
      <text:p text:style-name="Standard"/>
      <text:p text:style-name="Standard"><text:s text:c="22"/>=&gt; other applications that write to the same directory have short max lifetime settings.</text:p>
      <text:p text:style-name="Standard"><text:s text:c="22"/>=&gt;If you prefer, you can use the session.handler.native_file service as handler_id to let <text:tab/><text:tab/>Symfony manage the sessions itself.</text:p>
      <text:p text:style-name="Standard"/>
      <text:p text:style-name="Standard"><text:s text:c="24"/><text:span text:style-name="T1">Example</text:span></text:p>
      <text:p text:style-name="Standard"><text:s text:c="28"/># config/packages/framework.yaml</text:p>
      <text:p text:style-name="Standard"><text:s text:c="24"/>framework:</text:p>
      <text:p text:style-name="Standard"><text:s text:c="28"/>session:</text:p>
      <text:p text:style-name="Standard"><text:s text:c="32"/># ...</text:p>
      <text:p text:style-name="Standard"><text:s text:c="32"/>handler_id: 'session.handler.native_file'</text:p>
      <text:p text:style-name="Standard"><text:s text:c="32"/>save_path: '%kernel.project_dir%/var/sessions/%kernel.environment%'</text:p>
      <text:p text:style-name="Standard"/>
      <text:p text:style-name="Standard"/>
      <text:p text:style-name="Standard"><text:s text:c="12"/>17)<text:span text:style-name="T1">Session Idle Time/Keep Alive</text:span></text:p>
      <text:p text:style-name="Standard"/>
      <text:p text:style-name="Standard"><text:s text:c="20"/>=&gt;Setting the cookie lifetime here is not appropriate because that can be manipulated <text:tab/><text:tab/>by the client, so we must do the expiry on the server side</text:p>
      <text:p text:style-name="Standard"><text:s text:c="20"/>=&gt;<text:span text:style-name="T7">t</text:span>he easiest way is to implement this via garbage collection which runs reasonably <text:tab/><text:tab/>frequently.</text:p>
      <text:p text:style-name="Standard"/>
      <text:p text:style-name="Standard"><text:s text:c="16"/><text:span text:style-name="T1"><text:s text:c="4"/>=&gt;$session-&gt;getMetadataBag()-&gt;getLastUsed();</text:span></text:p>
      <text:p text:style-name="Standard"/>
      <text:p text:style-name="Standard"><text:s text:c="20"/>$session-&gt;start();</text:p>
      <text:p text:style-name="Standard"><text:s text:c="20"/>if (time() - $session-&gt;getMetadataBag()-&gt;getLastUsed() &gt; $maxIdleTime) {</text:p>
      <text:p text:style-name="Standard"><text:s text:c="24"/>$session-&gt;invalidate();</text:p>
      <text:p text:style-name="Standard"><text:s text:c="24"/>throw new SessionExpired(); // redirect to expired session page</text:p>
      <text:p text:style-name="Standard"><text:s text:c="20"/>}</text:p>
      <text:p text:style-name="Standard"/>
      <text:p text:style-name="Standard"><text:soft-page-break/><text:s text:c="12"/>18)<text:span text:style-name="T1">Store Sessions in a Database</text:span></text:p>
      <text:p text:style-name="Standard"/>
      <text:p text:style-name="Standard"><text:s text:c="16"/>=&gt;Symfony stores sessions in files by default. If your application is served by multiple <text:tab/>servers, you'll need to use a database instead to make sessions work across different servers.</text:p>
      <text:p text:style-name="Standard"/>
      <text:p text:style-name="Standard"><text:s text:c="16"/>=&gt;Store Sessions in a key-value Database (Redis)</text:p>
      <text:p text:style-name="Standard"/>
      <text:p text:style-name="Standard"><text:s text:c="13"/>19)<text:span text:style-name="T1">Session Proxies</text:span></text:p>
      <text:p text:style-name="Standard"/>
      <text:p text:style-name="Standard"><text:s text:c="16"/><text:span text:style-name="T8">=&gt;</text:span>The session proxy mechanism has a variety of uses and this article demonstrates two <text:tab/>common ones. Rather than using the regular session handler, you can create a custom save <text:tab/>handler by defining a class that extends the SessionHandlerProxy class.</text:p>
      <text:p text:style-name="Standard"/>
      <text:p text:style-name="Standard"/>
      <text:p text:style-name="Standard"><text:s text:c="15"/><text:span text:style-name="T9">=&gt;</text:span> Finally, use the framework.session.handler_id configuration option to tell Symfony to <text:tab/>use your session handler instead of the default one:</text:p>
      <text:p text:style-name="Standard"/>
      <text:p text:style-name="Standard"/>
      <text:p text:style-name="Standard"/>
      <text:p text:style-name="Standard"><text:s text:c="16"/># config/packages/framework.yaml</text:p>
      <text:p text:style-name="Standard"><text:s text:c="16"/>framework:</text:p>
      <text:p text:style-name="Standard"><text:s text:c="20"/>session:</text:p>
      <text:p text:style-name="Standard"><text:s text:c="24"/># ...</text:p>
      <text:p text:style-name="Standard"><text:s text:c="24"/>handler_id: App\Session\CustomSessionHandler</text:p>
      <text:p text:style-name="Standard"/>
      <text:p text:style-name="Standard"/>
      <text:p text:style-name="Standard"><text:s text:c="15"/>20) <text:span text:style-name="T1">INFO</text:span></text:p>
      <text:p text:style-name="Standard"><text:s text:c="15"/>In other articles, you'll learn how to use specific services from inside your controller that <text:tab/>will help you persist and fetch objects from a database, process form submissions, handle <text:tab/>caching and more.</text:p>
      <text:p text:style-name="Standard"/>
      <text:p text:style-name="Standard"/>
      <text:p text:style-name="Standard"><text:tab/><text:span text:style-name="T10">Thank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1:29:56.061866165</meta:creation-date>
    <dc:date>2023-02-10T11:53:30.987616505</dc:date>
    <meta:editing-duration>PT22M59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16" meta:paragraph-count="438" meta:word-count="2387" meta:character-count="27673" meta:non-whitespace-character-count="17879"/>
  </office:meta>
</office:document-meta>
</file>